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text-align="center" style:justify-single-word="false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4" style:family="paragraph" style:parent-style-name="List_20_Paragraph">
      <style:paragraph-properties fo:margin-left="1in" fo:margin-right="0in" fo:margin-top="0in" fo:margin-bottom="0in" fo:text-indent="0in" style:auto-text-indent="false"/>
    </style:style>
    <style:style style:name="P5" style:family="paragraph" style:parent-style-name="List_20_Paragraph" style:list-style-name="WWNum1">
      <style:paragraph-properties fo:margin-top="0in" fo:margin-bottom="0in"/>
    </style:style>
    <style:style style:name="P6" style:family="paragraph" style:parent-style-name="List_20_Paragraph">
      <style:paragraph-properties fo:margin-top="0in" fo:margin-bottom="0in"/>
      <style:text-properties fo:color="#ff0000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 Facts:</text:p>
      <text:p text:style-name="P2"><text:span text:style-name="T1">NGC 7662: BLUE SNOWBALL NEBULA</text:span></text:p>
      <text:p text:style-name="P1">Computer Code: <text:s text:c="6"/>ngc7662</text:p>
      <text:list xml:id="list4718503081011088649" text:style-name="WWNum1">
        <text:list-item>
          <text:p text:style-name="P5"><text:span text:style-name="T2">Location:</text:span></text:p>
          <text:list>
            <text:list-item>
              <text:p text:style-name="P5">RA:<text:tab/>23<text:span text:style-name="T3">h</text:span> 25<text:span text:style-name="T3">m</text:span> 54<text:span text:style-name="T3">s</text:span><text:tab/></text:p>
            </text:list-item>
            <text:list-item>
              <text:p text:style-name="P5">Dec:<text:tab/>+42<text:span text:style-name="T4">⁰</text:span> 37’</text:p>
            </text:list-item>
          </text:list>
        </text:list-item>
      </text:list>
      <text:p text:style-name="P6"/>
      <text:list xml:id="list40670226" text:continue-numbering="true" text:style-name="WWNum1">
        <text:list-item>
          <text:p text:style-name="P5"><text:span text:style-name="T2">Basics:</text:span></text:p>
          <text:list>
            <text:list-item>
              <text:p text:style-name="P5">Description: Planetary Nebula in Andromeda</text:p>
              <text:list>
                <text:list-item>
                  <text:p text:style-name="P5">Planetary Nebula are the remains of a sun-like star that has used all of its hydrogen gas (fuel). The Sun will become an object like this in 5 to 6 billion years. The glowing gases were once thought to be planets in the process of forming, hence the name “planetary nebula”.</text:p>
                </text:list-item>
              </text:list>
            </text:list-item>
          </text:list>
        </text:list-item>
      </text:list>
      <text:p text:style-name="P4"/>
      <text:list xml:id="list40672487" text:continue-numbering="true" text:style-name="WWNum1">
        <text:list-item>
          <text:list>
            <text:list-item>
              <text:p text:style-name="P5">Visual Magnitude: +8.3 </text:p>
              <text:list>
                <text:list-item>
                  <text:p text:style-name="P5">Not visible to naked eye but in a small telescope it will appear as a star-like object with slight nebulosity. <text:s/>Larger telescopes will reveal slight color and brightness variations – a blueish-green ring surrounding a darker center. </text:p>
                </text:list-item>
              </text:list>
            </text:list-item>
          </text:list>
        </text:list-item>
      </text:list>
      <text:p text:style-name="P4"/>
      <text:list xml:id="list40678746" text:continue-numbering="true" text:style-name="WWNum1">
        <text:list-item>
          <text:list>
            <text:list-item>
              <text:p text:style-name="P5">Apparent Size: 0.5 x 0.5 arcminutes </text:p>
            </text:list-item>
          </text:list>
        </text:list-item>
      </text:list>
      <text:p text:style-name="P4"/>
      <text:list xml:id="list40685404" text:continue-numbering="true" text:style-name="WWNum1">
        <text:list-item>
          <text:list>
            <text:list-item>
              <text:p text:style-name="P5">Distance: unknown, but estimates range from 1,800 light years to 5,600 light years</text:p>
            </text:list-item>
          </text:list>
        </text:list-item>
      </text:list>
      <text:p text:style-name="P4"/>
      <text:list xml:id="list40673971" text:continue-numbering="true" text:style-name="WWNum1">
        <text:list-item>
          <text:list>
            <text:list-item>
              <text:p text:style-name="P5">Diameter: unknown because of its unknown distance, but estimates range from 20,000 AU to 50,000 AU (which is about 0.8 light years)</text:p>
            </text:list-item>
          </text:list>
        </text:list-item>
      </text:list>
      <text:p text:style-name="P4"/>
      <text:list xml:id="list40673867" text:continue-numbering="true" text:style-name="WWNum1">
        <text:list-item>
          <text:p text:style-name="P5"><text:span text:style-name="T2">Other Notes:</text:span></text:p>
          <text:list>
            <text:list-item>
              <text:p text:style-name="P5">The faint central star is variable with a magnitude range of 12 to 16. <text:s/>It is a bluish dwarf with a temperature estimate of 135,000<text:span text:style-name="T4">⁰</text:span> F (75,000 K).</text:p>
            </text:list-item>
          </text:list>
        </text:list-item>
      </text:list>
      <text:p text:style-name="P4"><text:bookmark text:name="_GoBack"/></text:p>
      <text:list xml:id="list40656288" text:continue-numbering="true" text:style-name="WWNum1">
        <text:list-item>
          <text:list>
            <text:list-item>
              <text:p text:style-name="P5">There are at least 3 distinct shells of gas being expelled. <text:s/>They are rich in oxygen, which gives it the blue colo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d Langdon</meta:initial-creator>
    <meta:editing-cycles>9</meta:editing-cycles>
    <meta:creation-date>2016-11-18T13:49:00</meta:creation-date>
    <dc:date>2016-11-19T20:49:41.84</dc:date>
    <meta:editing-duration>PT48S</meta:editing-duration>
    <meta:generator>OpenOffice/4.1.3$Win32 OpenOffice.org_project/413m1$Build-9783</meta:generator>
    <meta:document-statistic meta:table-count="0" meta:image-count="0" meta:object-count="0" meta:page-count="1" meta:paragraph-count="17" meta:word-count="224" meta:character-count="12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